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line-through-style="solid"/>
    </style:style>
    <style:style style:name="T6" style:family="text">
      <style:text-properties style:text-line-through-style="solid" style:text-underline-style="none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1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Sabbath zakhor; Alliance isra<text:span text:style-name="T1">é</text:span><text:span text:style-name="T2">lite universelle</text:span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hrough page 8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In behalf of the <text:span text:style-name="T3">Alliance</text:span><text:span text:style-name="T4">/</text:span></text:p>
      <text:p text:style-name="P6">for the Sabbath before Purim./</text:p>
      <text:p text:style-name="P6"/>
      <text:p text:style-name="P7">[Page 1]</text:p>
      <text:p text:style-name="P4"><text:span text:style-name="T4">Brethren. <text:s/>It is the Sabbath preceding the/ joyful feast, principally instituted to renew/ friendship by mutual gifts, and to please/ Israel's God by being gracious to the poor./ <text:s/>In a circular which I have received from the Presi-/-dent of that section of the "Union of American Congre/gations," called </text:span><text:span text:style-name="T3">the Board of Delegates on civil and</text:span><text:span text:style-name="T4">/ </text:span><text:span text:style-name="T3">religious rights</text:span><text:span text:style-name="T4">, the attendants at this Synagogue/ are recommended to hallow the forthcoming occasion,/ by </text:span><text:span text:style-name="T6">contributions</text:span><text:span text:style-name="T7"> donations to the </text:span><text:span text:style-name="T8">Alliance Isarelite Univer-</text:span><text:span text:style-name="T7">/ </text:span><text:span text:style-name="T8">selle</text:span><text:span text:style-name="T7">. <text:s/>To explain what that assocaition means,/ and what its claims are, would be to say that/ which has been said on pulpits and written/ in journals again and again. <text:s/>A child/ has heard before this that an organization </text:span><text:span text:style-name="T6">looking</text:span><text:span text:style-name="T7"> aiming/ </text:span><text:span text:style-name="T6">to</text:span><text:span text:style-name="T7"> at the protection of Jews, is located in the capital/ of France, and has it branches wherever our people/ congregate. <text:s/>But not all seem to/ be acquainted with the circumstance that a branch/ of it exists in Philadelphia, and is in direct com-/-munication with the parent society, and that therefore/</text:span></text:p>
      <text:p text:style-name="P8"/>
      <text:p text:style-name="P8">[Page 2]</text:p>
      <text:p text:style-name="P4"><text:span text:style-name="T7">Philadelphia Israelites act independently of/ the representative body which has reminded us/ of our duty. <text:s/>Indeed, judging from the num-/-ber of subscribers and donors, one would think/ that in a population of ten or twelve thousand,/ only a very small fraction of it is aware of the/ fact which I have </text:span><text:soft-page-break/><text:span text:style-name="T7">just stated. <text:s/>Yet, I hold/ that every Jew and Jewess ought to know it, and/ knowing it ought yearly to remit two Dollars, and/ each returning Purim a gift which can be spared/ without stealing </text:span><text:span text:style-name="T6">for</text:span><text:span text:style-name="T7"> by reason of it one's own family./</text:span></text:p>
      <text:p text:style-name="P4"><text:span text:style-name="T7">My advocacy of the </text:span><text:span text:style-name="T8">Alliance</text:span><text:span text:style-name="T7"> is not the outgrowth/ of an enthusiasm, which stirring events awaken, but/ which dies off when the existing causes have somewhat subsided./ <text:s/>It is the result of serious, even painful reflections./ <text:s/>I love Israel for its heroic sacrifice on the/ altar of Monotheism. <text:s/>Had my people become/ Christian where the creed in the Trinity prevails,/ and Mohammedan in countries where Islamism is/ dominant, the suffering it bears would long since/ have come to an end. <text:s/>The Jew has preferred/ what no other nation under the sun has ever chosen--/</text:span></text:p>
      <text:p text:style-name="P8"/>
      <text:p text:style-name="P8">[Page 3]</text:p>
      <text:p text:style-name="P8">stripes and public contempt to a change of/ religious principles. <text:s/>But who can deny that/ the effect of deep humiliation has been ignorance/ and a moral retrogression? <text:s/>Joyfully as I admit<text:span text:style-name="T5">ting</text:span>/ that the evil is not so desperate as to baffle the at-/-tempt of rooting it out; gladly acknowledging that/ only where persecution has been systematically car-/-ried on by governments, and has, in consequence, been/ continual and unrelenting, only then the Jew has/ sunk low, still a momentous question presses us./ <text:s/>Whoever wishes for the redemption of brethren enslaved/ in fetters of degradation, and for the vindication of a pure Judaism,/ must aid <text:span text:style-name="T5">in</text:span> towards the solution of that weighty question./ <text:s/>By what means shall a new spirit be infused/ into the Jew whom deadening influences have made/ incapable of manly thoughts and vigorous deeds?/ <text:s/>I answer: by education; education unhampered by/ <text:span text:style-name="T5">the</text:span> prejudices which adverse circumstances have/ fostered; education broad and far-reaching, education,/ secular not less than religious. <text:s/>If any/ of us has ever doubted the necessity of an extensive/</text:p>
      <text:p text:style-name="P8"/>
      <text:p text:style-name="P8">[Page 4]</text:p>
      <text:p text:style-name="P8">instruction far beyond that of rudimental[sic!] Hebrew,/ recent incidents must have corrected his false/ impressions. <text:s/>We were brought face to face/ with an emigration, which has disclosed a state of/ general <text:span text:style-name="T5">decay</text:span> decline. <text:s/>Oppressive Russia has for centuries/ compelled a seclusion that was attended with nar-/-rowness of ideas and occasionally with indications of semisavageness. <text:s/>Still,/ what we have seen in the Jew of Northern Europe,/ we would witness, in a worse form, in our brethren/ of Northern Africa, if language and habits did not/ debar an influx from that quarter of the world into/ America. <text:s/>The sight might be perhaps more star-/-tling owing to the results of a more brutal persecution./</text:p>
      <text:p text:style-name="P8">Six months ago the <text:span text:style-name="T3">Alliance</text:span> commissioned an intelli-/-gent Israelite to go to Fez,--a city which during/ the middle ages had givne our race eminent scholars./ <text:s/>That coreligionist was to ascertain by personal in-/-spection the condition of the Jewish population in/ that city of Morocco. <text:s/>After having accomplished/ his task, the commissioner sent a report to the cen-/-tral committee at Paris, from which I gathered/ the information that I am about briefly to set before my hearers./</text:p>
      <text:p text:style-name="P8"/>
      <text:p text:style-name="P8">[Page 5]</text:p>
      <text:p text:style-name="P8">Fez is divided into new and old. <text:s/>The old is/ inhabited by over one hundred thousand Mussulmans,/ some among whom have become civilized by having/ travelled[sic!] in Europe and America, and having learnt/ commerce and letters. <text:s/>Others, who remain there sta-/-tionary, are lazy, illiterate and fanatical. <text:s/>Very few/ Israelites however can be found in that section of the town,/ and as they are principally merchants, they come/ in contact exclusively with the <text:span text:style-name="T5">best portion</text:span> better class of the/ population and <text:span text:style-name="T5">are</text:span> receive a kindly treatment./</text:p>
      <text:p text:style-name="P8">The new Fez, which contains the palace of the/ emperor, has also the "Mellah", or <text:span text:style-name="T3">Ghetto</text:span> of the/ Jews. <text:s/>Nothing can be lower, nothing can be/ more calculated to rob man of his dignity than/ the state of abjection which our people have there/ to endure. <text:s/>They are obliged to walk barefooted./ <text:s/>In winter, when the roads continue for months/ in mud and filth, the wretched brethren can scarcely/ carry themselves from place ot place in quest of a livelihood without plunging/ a knee deep into the mire. <text:s/>In <text:soft-page-break/>summer, their feet/ blister under the rays of a sun which nearly scorches/ the ground. <text:s/>This barbarous rule is often the cause of/</text:p>
      <text:p text:style-name="P8"/>
      <text:p text:style-name="P8">[Page 6]</text:p>
      <text:p text:style-name="P8">of[sic!] severe diseases to those who must obey it./ <text:s/>The "Mellah" comprises a number of buildings/ three or four stories high, divided into what New-/-Yorkers would call "flats." <text:s/>As many as thirty/ families will sometime be huddled up in such a/ building. <text:s/>The consequences <text:span text:style-name="T5">may be well</text:span> need not be told; they can easily be imagined./ <text:s/>Of the fifteen or twenty thousand Jewish residents,/ a small number are in easy circumstances, enga-/-ging in foreign traffic, and keeping large stores;/ the most follow different trades, and mechanical pur-/-suits, earning barely enough for their daily support, while very many live altogether on charity./</text:p>
      <text:p text:style-name="P8">The character of the Jew is generally that of a timid,/ servile man, destitute of knowledge, except that/ of rudimental Hebrew and the history of the Bible./ <text:s/>The character of the Jewess is that of a woman reared/ in ignorance, hence submissive to man's will and/ whims. <text:s/>She is married, with or without her consent,/ in childhood, and not infrequently divorced and married again/ before she has fully grown up. <text:s/>Syangogues are plenti-/-ful, but decorum is <text:span text:style-name="T5">wanting</text:span> absent. <text:s/>Schools are abundant,/</text:p>
      <text:p text:style-name="P8"/>
      <text:p text:style-name="P8">[Page 7]</text:p>
      <text:p text:style-name="P8">but teachers few and unequal to their all important/ charge./</text:p>
      <text:p text:style-name="P8">Such is the picture drawn by the traveller[sic!], and of which I have given the outline. <text:s/>It is not flattering, yet it is/ one out of the many, (Alas! too many) which might/ be set to view and shock our feelings. <text:s/>But we/ should know how far Jewish existences is being cankered,/ so as to apply the proper remedies. <text:s/>In order/ to lift up our brother above his degraded self, we/ must instruct him in the spirit of the scriptures,/ in the language of the country he lives in, in the arts and/ sciences of modern times. <text:s/>In order to <text:span text:style-name="T5">force</text:span> raise up our sister/ in faith from the sink of debasement into which/ she has been lowered, we must lead her by the hand,/ as it were, to places where she will learn that God/ intended her to nurture her offspring not bodily alone,/ but morally and mentally. <text:s/>Gentilism, whether it/ be Christianity or Mohammedanism will always despair/ the cringing Jew, who bares <text:span text:style-name="T5">the</text:span> his back to the lash,/ because he is devoid of that knowledge which gives character/ and a dignified bearing. <text:s/>To impart that is our bounden/ duty, and then, only then we shall have acted justly toward/ our brother, and have vindicated our glorious religion./</text:p>
      <text:p text:style-name="P8"/>
      <text:p text:style-name="P8">[Page 8]</text:p>
      <text:p text:style-name="P8">That mission the <text:span text:style-name="T3">Alliance</text:span> has assumed. <text:s/>It will/ plant better schools in Fez, as it has <text:span text:style-name="T5">raised</text:span> established them/ in other African cities, and in Asia, and in Europe./ <text:s/>But its <text:span text:style-name="T5">one thousand</text:span> seven <text:span text:style-name="T5">million</text:span> thousand &amp; 300 pupils should be increased to over/ one million within this year. <text:s/>How much have the free, <text:span text:style-name="T5">intelligent</text:span> enlightened/ and wealthy Hebrews of America exerted themselves to-/-wards the accomplishing of that object? <text:s/>Through-/-out the Union, Philadelphia and Pittsburg[sic!] are/ the two cities in which branches of the parent/ society exist. <text:s/>The list of our own subscribers shows/ now two hundred and forty nine names, representing/ less than five hundred Dollars to be annually remitted/ to an organization encircling almost the entire/ globe, and whose continuance unhappy circumstances/ have made indispensably essential to Judaism./</text:p>
      <text:p text:style-name="P8">But not to complain have I come to day. <text:s/>To secure/ tokens of <text:span text:style-name="T5">a</text:span> warm sympathy for a grand cause <text:span text:style-name="T5">have</text:span> I have/ spoken. <text:s/>Brethren. <text:s/>It is the Sabbath before Purim./ <text:s/>Let not the ensuing week elapse, without your having/ sent a <text:span text:style-name="T5">gift</text:span> present to the <text:span text:style-name="T3">Alliance</text:span>. <text:s/>The treasurer Simon/ Muhr, or myself, will be happy to receive and publicly/</text:p>
      <text:p text:style-name="P8"/>
      <text:p text:style-name="P8">[Page 9]</text:p>
      <text:p text:style-name="P8">to acknowledge what your hearts prompt you/ to offer fraternally on the joyful season, which/ I wish <text:soft-page-break/>may bring to you all contentment and peace. <text:span text:style-name="T5">and happiness.</text:span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2T15:46:18.66</meta:creation-date>
    <dc:date>2012-07-17T12:52:38.47</dc:date>
    <dc:creator>Penn Libraries</dc:creator>
    <meta:editing-duration>PT01H41M3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1724" meta:character-count="10734"/>
  </office:meta>
</office:document-meta>
</file>